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5ccd"/>
    </style:style>
    <style:style style:name="P2" style:family="paragraph" style:parent-style-name="Text_20_body">
      <style:text-properties officeooo:rsid="00025ccd" officeooo:paragraph-rsid="00025ccd"/>
    </style:style>
    <style:style style:name="P3" style:family="paragraph" style:parent-style-name="Text_20_body" style:list-style-name="L1">
      <style:text-properties officeooo:rsid="00025ccd" officeooo:paragraph-rsid="00025ccd"/>
    </style:style>
    <style:style style:name="P4" style:family="paragraph" style:parent-style-name="Title">
      <style:paragraph-properties fo:text-align="justify" style:justify-single-word="false"/>
      <style:text-properties officeooo:rsid="00025c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te Proyecto Aplicación Hotel El EDEN</text:p>
      <text:p text:style-name="P1"/>
      <text:p text:style-name="P2">El proyecto que quiero desarrollar sería una aplicación Android en la que el entorno desarrollo en el que voy a trabajar va a ser Android Studio.</text:p>
      <text:p text:style-name="P2">La base de datos que utilizaré será la de nuestro centro y utilizaré mysql o firebase para gestionarlo. </text:p>
      <text:p text:style-name="P2">Esta aplicación contendrá lo siguiente</text:p>
      <text:list xml:id="list619671453" text:style-name="L1">
        <text:list-item>
          <text:p text:style-name="P3">Información sobre las ofertas especiales.</text:p>
        </text:list-item>
        <text:list-item>
          <text:p text:style-name="P3">Galería de Eventos</text:p>
        </text:list-item>
        <text:list-item>
          <text:p text:style-name="P3">Lugares de Interés</text:p>
        </text:list-item>
        <text:list-item>
          <text:p text:style-name="P3">Habitaciones &amp; Suites</text:p>
        </text:list-item>
        <text:list-item>
          <text:p text:style-name="P3">Restaurante</text:p>
        </text:list-item>
        <text:list-item>
          <text:p text:style-name="P3">Salones</text:p>
        </text:list-item>
        <text:list-item>
          <text:p text:style-name="P3">Eventos</text:p>
        </text:list-item>
        <text:list-item>
          <text:p text:style-name="P3">Instalaciones de servicios</text:p>
        </text:list-item>
        <text:list-item>
          <text:p text:style-name="P3">Reservas</text:p>
        </text:list-item>
        <text:list-item>
          <text:p text:style-name="P3">Menú diario de comida</text:p>
        </text:list-item>
        <text:list-item>
          <text:p text:style-name="P3">Carta de las comidas.</text:p>
        </text:list-item>
      </text:list>
      <text:p text:style-name="P2">Me dispongo a hacer este proyecto ya que me han dicho de que necesitan una aplicación pues ya aprovecho y lo hago para rentabiliz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26:59.749000000</meta:creation-date>
    <dc:date>2018-01-08T22:36:23.842000000</dc:date>
    <meta:editing-duration>PT34S</meta:editing-duration>
    <meta:editing-cycles>1</meta:editing-cycles>
    <meta:document-statistic meta:table-count="0" meta:image-count="0" meta:object-count="0" meta:page-count="1" meta:paragraph-count="16" meta:word-count="119" meta:character-count="669" meta:non-whitespace-character-count="576"/>
    <meta:generator>LibreOffice/5.4.3.2$Windows_X86_64 LibreOffice_project/92a7159f7e4af62137622921e809f8546db437e5</meta:generator>
  </office:meta>
</office:document-meta>
</file>